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胡时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柳文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梁桂荣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姚志邦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江迅达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陈劲鸿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朱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方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李维广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杜双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00-00-00</text:date>, <text:time style:data-style-name="N2" text:time-value="15:04:04.719530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09-28T15:04:19.324759989</dc:date>
    <meta:editing-duration>P0D</meta:editing-duration>
    <meta:editing-cycles>6</meta:editing-cycles>
    <meta:generator>LibreOffice/4.2.8.2$Linux_X86_64 LibreOffice_project/420m0$Build-2</meta:generator>
    <meta:document-statistic meta:table-count="1" meta:cell-count="33" meta:object-count="0"/>
  </office:meta>
</office:document-meta>
</file>